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04">
      <style:table-cell-properties fo:background-color="#81d41a"/>
    </style:style>
    <style:style style:name="ce5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ty.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HyperLink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<text:a xlink:href="https://www.digikey.com/en/products/detail/nte-electronics-inc/NPA10M25/11647710" xlink:type="simple">2368-NPA10M25-ND</text:a></text:p>
          </table:table-cell>
          <table:table-cell table:style-name="ce1" office:value-type="string" calcext:value-type="string">
            <text:p>CAP ALUM 10UF 20% 25V AXIAL </text:p>
          </table:table-cell>
          <table:table-cell office:value-type="string" calcext:value-type="string">
            <text:p>10uF Capaci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24" calcext:value-type="currency">
            <text:p>$0.32</text:p>
          </table:table-cell>
          <table:table-cell office:value-type="float" office:value="30" calcext:value-type="float">
            <text:p>30</text:p>
          </table:table-cell>
          <table:table-cell table:formula="of:=PRODUCT([.E2];[.F2])" office:value-type="currency" office:currency="USD" office:value="9.72" calcext:value-type="currency">
            <text:p>$9.72</text:p>
          </table:table-cell>
          <table:table-cell office:value-type="string" calcext:value-type="string">
            <text:p><text:a xlink:href="https://www.digikey.com/en/products/detail/nte-electronics-inc/NPA10M25/11647710" xlink:type="simple">https://www.digikey.com/en/products/detail/nte-electronics-inc/NPA10M25/11647710</text:a></text:p>
          </table:table-cell>
          <table:table-cell table:number-columns-repeated="8"/>
          <table:table-cell table:style-name="ce5" office:value-type="string" calcext:value-type="string">
            <text:p>Note: Extra cost of ~$25 will come from ordering of Printed Circuit Boards, additionally this list does not include shipping fees which may add to the cost.</text:p>
          </table:table-cell>
        </table:table-row>
        <table:table-row table:style-name="ro3">
          <table:table-cell table:style-name="ce1" office:value-type="string" calcext:value-type="string">
            <text:p><text:a xlink:href="https://www.digikey.com/en/products/detail/nte-electronics-inc/NEH-10M63AA/11650122" xlink:type="simple">2368-NEH.10M63AA-ND</text:a></text:p>
          </table:table-cell>
          <table:table-cell table:style-name="ce1" office:value-type="string" calcext:value-type="string">
            <text:p>CAP ALUM 0.1UF 20% 63V AXIAL </text:p>
          </table:table-cell>
          <table:table-cell office:value-type="string" calcext:value-type="string">
            <text:p>0.1uF Capaci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33" calcext:value-type="currency">
            <text:p>$0.33</text:p>
          </table:table-cell>
          <table:table-cell office:value-type="float" office:value="30" calcext:value-type="float">
            <text:p>30</text:p>
          </table:table-cell>
          <table:table-cell table:formula="of:=PRODUCT([.E3];[.F3])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digikey.com/en/products/detail/nte-electronics-inc/NEH-10M63AA/11650122" xlink:type="simple">https://www.digikey.com/en/products/detail/nte-electronics-inc/NEH-10M63AA/11650122</text:a>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<text:a xlink:href="https://www.digikey.com/en/products/detail/cui-devices/TS02-66-70-BK-260-LCR-D/15634354" xlink:type="simple">2223-TS02-66-70-BK-260-LCR-D-ND</text:a></text:p>
          </table:table-cell>
          <table:table-cell table:style-name="ce1" office:value-type="string" calcext:value-type="string">
            <text:p>6 X 6 MM, 7 MM ACTUATOR HEIGHT,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8068" calcext:value-type="currency">
            <text:p>$0.08</text:p>
          </table:table-cell>
          <table:table-cell office:value-type="float" office:value="250" calcext:value-type="float">
            <text:p>250</text:p>
          </table:table-cell>
          <table:table-cell table:formula="of:=PRODUCT([.E4];[.F4])" office:value-type="currency" office:currency="USD" office:value="20.17" calcext:value-type="currency">
            <text:p>$20.17</text:p>
          </table:table-cell>
          <table:table-cell office:value-type="string" calcext:value-type="string">
            <text:p><text:a xlink:href="https://www.digikey.com/en/products/detail/cui-devices/TS02-66-70-BK-260-LCR-D/15634354" xlink:type="simple">https://www.digikey.com/en/products/detail/cui-devices/TS02-66-70-BK-260-LCR-D/15634354</text:a> 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<text:a xlink:href="https://www.digikey.com/en/products/detail/nte-electronics-inc/23-BH9-5/16499223" xlink:type="simple">2368-23-BH9-5-ND</text:a></text:p>
          </table:table-cell>
          <table:table-cell table:style-name="ce1" office:value-type="string" calcext:value-type="string">
            <text:p>BATT HOLDER 9V 1CELL 5.91" LEADS </text:p>
          </table:table-cell>
          <table:table-cell office:value-type="string" calcext:value-type="string">
            <text:p>Battery Adapte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198" calcext:value-type="currency">
            <text:p>$0.20</text:p>
          </table:table-cell>
          <table:table-cell office:value-type="float" office:value="25" calcext:value-type="float">
            <text:p>25</text:p>
          </table:table-cell>
          <table:table-cell table:formula="of:=PRODUCT([.E5];[.F5])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digikey.com/en/products/detail/nte-electronics-inc/23-BH9-5/16499223" xlink:type="simple">https://www.digikey.com/en/products/detail/nte-electronics-inc/23-BH9-5/16499223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390R/9140135" xlink:type="simple">13-MFR-25FTE52-390RCT-ND</text:a></text:p>
          </table:table-cell>
          <table:table-cell table:style-name="ce1" office:value-type="string" calcext:value-type="string">
            <text:p>RES 39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6];[.F6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TE52-390R/9140135" xlink:type="simple">https://www.digikey.com/en/products/detail/yageo/MFR-25FTE52-390R/9140135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910R/9140450" xlink:type="simple">13-MFR-25FTE52-910RCT-ND</text:a></text:p>
          </table:table-cell>
          <table:table-cell table:style-name="ce1" office:value-type="string" calcext:value-type="string">
            <text:p>RES 91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7];[.F7])" office:value-type="currency" office:currency="USD" office:value="2.06" calcext:value-type="currency">
            <text:p>$2.06</text:p>
          </table:table-cell>
          <table:table-cell office:value-type="string" calcext:value-type="string">
            <text:p><text:a xlink:href="https://www.digikey.com/en/products/detail/yageo/MFR-25FTE52-910R/9140450" xlink:type="simple">https://www.digikey.com/en/products/detail/yageo/MFR-25FTE52-910R/9140450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RE52-1KCT-ND </text:p>
          </table:table-cell>
          <table:table-cell office:value-type="string" calcext:value-type="string">
            <text:p>RES 1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311" calcext:value-type="currency">
            <text:p>$0.03</text:p>
          </table:table-cell>
          <table:table-cell office:value-type="float" office:value="50" calcext:value-type="float">
            <text:p>50</text:p>
          </table:table-cell>
          <table:table-cell table:formula="of:=PRODUCT([.E8];[.F8])" office:value-type="currency" office:currency="USD" office:value="1.555" calcext:value-type="currency">
            <text:p>$1.56</text:p>
          </table:table-cell>
          <table:table-cell office:value-type="string" calcext:value-type="string">
            <text:p> <text:a xlink:href="https://www.digikey.com/en/products/detail/yageo/MFR-25FTE52-390R/9140135" xlink:type="simple">https://www.digikey.com/en/products/detail/yageo/MFR-25FTE52-390R/9140135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BF52-1K1/13019" xlink:type="simple">1.10KXBK-ND</text:a></text:p>
          </table:table-cell>
          <table:table-cell table:style-name="ce1" office:value-type="string" calcext:value-type="string">
            <text:p>RES 1.1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36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9];[.F9])" office:value-type="currency" office:currency="USD" office:value="2.18" calcext:value-type="currency">
            <text:p>$2.18</text:p>
          </table:table-cell>
          <table:table-cell office:value-type="string" calcext:value-type="string">
            <text:p> <text:a xlink:href="https://www.digikey.com/en/products/detail/yageo/MFR-25FBF52-1K1/13019" xlink:type="simple">https://www.digikey.com/en/products/detail/yageo/MFR-25FBF52-1K1/13019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TE52-620RCT-ND </text:p>
          </table:table-cell>
          <table:table-cell office:value-type="string" calcext:value-type="string">
            <text:p>RES 62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0];[.F10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1K3/9139854" xlink:type="simple">13-MFR-25FTE52-1K3CT-ND</text:a></text:p>
          </table:table-cell>
          <table:table-cell table:style-name="ce1" office:value-type="string" calcext:value-type="string">
            <text:p>RES 1.3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1];[.F11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TE52-1K5CRES 1.5K OHM 1% 1/4W AXIALT-ND 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2];[.F12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iaoyztan 50 Pcs 160Ohm Passive Electronic Buzzers 3-5V DC 2-Terminal Mini Loudspeakers for Small Household Applicances 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1" calcext:value-type="float">
            <text:p>1</text:p>
          </table:table-cell>
          <table:table-cell table:formula="of:=PRODUCT([.E13];[.F13])" office:value-type="currency" office:currency="USD" office:value="10" calcext:value-type="currency">
            <text:p>$10.00</text:p>
          </table:table-cell>
          <table:table-cell office:value-type="string" calcext:value-type="string">
            <text:p><text:a xlink:href="https://www.amazon.com/gp/product/B07GBTJP9F/ref=sw_img_1?smid=A3UAIR0DYVQQPY&amp;psc=1" xlink:type="simple">https://www.amazon.com/gp/product/B07GBTJP9F/ref=sw_img_1?smid=A3UAIR0DYVQQPY&amp;psc=1</text:a>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Pack of 50 Pieces) MCIGICM Ne555 Timer IC Chip Kit Pulse Generator </text:p>
          </table:table-cell>
          <table:table-cell office:value-type="string" calcext:value-type="string">
            <text:p>Control Chip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table:formula="of:=PRODUCT([.E14];[.F14])" office:value-type="currency" office:currency="USD" office:value="6.99" calcext:value-type="currency">
            <text:p>$6.99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Total:</text:p>
          </table:table-cell>
          <table:table-cell table:style-name="ce4" table:formula="of:=SUM([.G2:.G14])" office:value-type="currency" office:currency="USD" office:value="75.855" calcext:value-type="currency">
            <text:p>$75.8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0:19:44.241012083</meta:creation-date>
    <dc:date>2022-08-02T10:58:49.445824781</dc:date>
    <meta:editing-duration>PT7M45S</meta:editing-duration>
    <meta:editing-cycles>1</meta:editing-cycles>
    <meta:document-statistic meta:table-count="1" meta:cell-count="112" meta:object-count="0"/>
    <meta:generator>LibreOffice/7.3.4.2$Linux_X86_64 LibreOffice_project/30$Build-2</meta:generator>
  </office:meta>
</office:document-meta>
</file>